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currency-style style:name="N60P0" number:language="es" number:country="CO">
      <number:text> </number:text>
      <number:number number:decimal-places="2" number:min-integer-digits="1" number:grouping="true"/>
      <number:currency-symbol number:language="es" number:country="CO">€</number:currency-symbol>
      <number:text> </number:text>
    </number:currency-style>
    <number:currency-style style:name="N60P1" number:language="es" number:country="CO">
      <number:text>-</number:text>
      <number:number number:decimal-places="2" number:min-integer-digits="1" number:grouping="true"/>
      <number:currency-symbol number:language="es" number:country="CO">€</number:currency-symbol>
      <number:text> </number:text>
    </number:currency-style>
    <number:currency-style style:name="N60P2" number:language="es" number:country="CO">
      <number:text> -</number:text>
      <number:number number:decimal-places="0" number:min-integer-digits="2"/>
      <number:currency-symbol number:language="es" number:country="CO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COORDINACIÓN</meta:initial-creator>
    <dc:creator>Cardozo</dc:creator>
    <meta:creation-date>2003-03-25T12:01:58Z</meta:creation-date>
    <dc:date>2020-05-23T21:37:33Z</dc:date>
    <meta:print-date>2002-01-29T18:41:44Z</meta:print-date>
    <meta:user-defined meta:name="WorkbookGuid">d47c7e75-8186-4cfe-af64-b6b02e4f54a4</meta:user-defined>
  </office:meta>
</office:document-meta>
</file>